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Corps_20_de_20_texte.Paragraph" style:list-style-name="L22">
      <style:paragraph-properties fo:margin-left="1.251cm" fo:margin-right="0cm" fo:text-indent="0cm" style:auto-text-indent="false"/>
    </style:style>
    <style:style style:name="P48" style:family="paragraph" style:parent-style-name="hlp_5f_list_5f_dot" style:list-style-name="hlp_5f_list_5f_dot"/>
    <style:style style:name="P49"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1.06.2021 18:44: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694340672932473036"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1926231871299011" text:style-name="L2">
        <text:list-item>
          <text:p text:style-name="P51">Version 2.1.2 :</text:p>
        </text:list-item>
      </text:list>
      <text:list xml:id="list3842868743951498967" text:style-name="L3">
        <text:list-item>
          <text:list>
            <text:list-item>
              <text:p text:style-name="P52">Localized help : resolved non-functional hyperlink due to API incompatibility introduced by Apache OpenOffice 4.1 (and LibreOffice 4.0).</text:p>
            </text:list-item>
          </text:list>
        </text:list-item>
      </text:list>
      <text:list xml:id="list37703691" text:continue-list="list61926231871299011" text:style-name="L2">
        <text:list-item>
          <text:p text:style-name="P51">Version 2.1.1 :</text:p>
        </text:list-item>
      </text:list>
      <text:list xml:id="list2756933572657851358"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37696336" text:continue-list="list37703691" text:style-name="L2">
        <text:list-item>
          <text:p text:style-name="P51">Version 2.1.0 :</text:p>
        </text:list-item>
      </text:list>
      <text:list xml:id="list7028679968384807619"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37693159" text:continue-list="list37696336" text:style-name="L2">
        <text:list-item>
          <text:p text:style-name="P51">Version 2.0.0 :</text:p>
        </text:list-item>
      </text:list>
      <text:list xml:id="list7934354120163187494"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37699617" text:continue-list="list37693159" text:style-name="L2">
        <text:list-item>
          <text:p text:style-name="P51">Version 1.5.3 :</text:p>
        </text:list-item>
      </text:list>
      <text:list xml:id="list8626880494589221579"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92388119457501476"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234871855815761683"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949785265568467067"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498070777494342483"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01887586663241213"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3309252498909293"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8889515584080852770"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2956558299057214"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88882054046364469"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41369008570804385" text:style-name="L17">
        <text:list-item>
          <text:p text:style-name="P66">Arg1 : <text:span text:style-name="InstructionMacro">String</text:span> : mandatory, type of control used for the button</text:p>
        </text:list-item>
      </text:list>
      <text:list xml:id="list3075091121214628179"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30711972234645331"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317512995988494329"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652685801036538148"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737459190702210975"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42388753889507879"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879441747152982152"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84145076363389472"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145999642954085619"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907124768006209540"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220659538545637811"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913856655753962419"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055797304976745442"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70531548560247814"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282545391624249812"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1042442501774812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33720615525147969"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text:soft-page-break/>A work-around consists in providing instead a short text like :</text:p>
      <text:p text:style-name="P8">This extension uses license aaa and license bbb. To read these licenses use the button xxx or the menu item yyy in the extension.</text:p>
      <text:list xml:id="list1063163073318226323"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8070866108087466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33087877045114080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631091692050173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129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2631024684484812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90360764941440759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26243464719581874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1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1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1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13</dc:date>
     <text:p>internal</text:p>
     <text:p>Page2</text:p>
     <text:p/>
    </office:annotation>Paragraph styles</text:p>
      <text:p text:style-name="P28"><office:annotation>
     <dc:creator>BM</dc:creator>
     <dc:date>2008-03-13T00:00:00.13</dc:date>
     <text:p>internal</text:p>
     <text:p>Page7</text:p>
     <text:p/>
    </office:annotation>Hyperlinks</text:p>
      <text:p text:style-name="hlp_5f_paragraph"><text:span text:style-name="T14"><office:annotation>
      <dc:creator>BM</dc:creator>
      <dc:date>2008-03-13T00:00:00.13</dc:date>
      <text:p>internal</text:p>
      <text:p>Page3</text:p>
      <text:p/>
     </office:annotation></text:span><text:span text:style-name="T14">Text formatting</text:span></text:p>
      <text:p text:style-name="P28"><office:annotation>
     <dc:creator>BM</dc:creator>
     <dc:date>2008-03-26T00:00:00.1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13</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1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14</dc:date>
     <text:p>external</text:p>
     <text:p>text/swriter/main0210.xhp</text:p>
     <text:p/>
    </office:annotation><text:span text:style-name="T14">Preview topic</text:span> </text:p>
      <text:p text:style-name="hlp_5f_paragraph">This hyperlink displays <text:s/><office:annotation>
     <dc:creator>BM</dc:creator>
     <dc:date>2008-03-15T00:00:00.1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685290" text:continue-list="list78070866108087466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13062" text:continue-list="list377129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14</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15</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15</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7703675" text:continue-list="list3768529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7702167" text:continue-list="list37713062"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7694517"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48"><text:span text:style-name="hlp_5f_emph">* * *</text:span> <text:s/>--&gt; <text:s/>Scene divider (unless there is a heading).</text:p>
        </text:list-item>
        <text:list-item>
          <text:p text:style-name="P48">All other text is considered to be scene content.</text:p>
        </text:list-item>
      </text:list>
      <text:p text:style-name="hlp_5f_head5">Formatting an outline:</text:p>
      <text:p text:style-name="hlp_5f_paragraph">An outline has at least one third level heading.</text:p>
      <text:list xml:id="list37680766"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ChScDelim", "to_blank_lines")
			endCommand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addSeparator

		beginCommand
            beginTitles
		 	    setTitle("Replace scene dividers with blank lines", "en")
		        setTitle("Szenentrenner durch Leerzeilen ersetzen", "de")
            endTitles
    			setURL("Basic", "pywoo", "ChScDelim", "to_blank_line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